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449cm" fo:min-width="0.7cm"/>
    </style:style>
    <style:style style:name="gr2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3.699cm" fo:min-width="5.45cm"/>
    </style:style>
    <style:style style:name="gr3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3.296cm" fo:min-width="4.45cm"/>
    </style:style>
    <style:style style:name="gr4" style:family="graphic" style:parent-style-name="standard">
      <style:graphic-properties draw:stroke="solid" svg:stroke-width="0.106cm" svg:stroke-color="#559e83" draw:marker-start-width="0.359cm" draw:marker-end-width="0.359cm" draw:fill-color="#559e83" draw:opacity="50%" draw:textarea-horizontal-align="justify" draw:textarea-vertical-align="middle" draw:auto-grow-height="false" fo:min-height="0.204cm" fo:min-width="0cm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2.413cm"/>
      <style:paragraph-properties style:writing-mode="lr-tb"/>
    </style:style>
    <style:style style:name="gr6" style:family="graphic" style:parent-style-name="standard">
      <style:graphic-properties draw:stroke="solid" svg:stroke-width="0.106cm" svg:stroke-color="#c3cb71" draw:marker-start-width="0.359cm" draw:marker-end-width="0.359cm" draw:fill-color="#c3cb71" draw:opacity="50%" draw:textarea-horizontal-align="justify" draw:textarea-vertical-align="middle" draw:auto-grow-height="false" fo:min-height="0.204cm" fo:min-width="0cm" fo:padding-top="0.178cm" fo:padding-bottom="0.178cm" fo:padding-left="0.303cm" fo:padding-right="0.303cm"/>
    </style:style>
    <style:style style:name="gr7" style:family="graphic" style:parent-style-name="standard">
      <style:graphic-properties draw:stroke="solid" svg:stroke-width="0.106cm" svg:stroke-color="#1b85b8" draw:marker-start-width="0.358cm" draw:marker-end-width="0.358cm" draw:fill-color="#1b85b8" draw:opacity="50%" draw:textarea-horizontal-align="justify" draw:textarea-vertical-align="middle" draw:auto-grow-height="false" fo:min-height="0.206cm" fo:min-width="0cm" fo:padding-top="0.177cm" fo:padding-bottom="0.177cm" fo:padding-left="0.302cm" fo:padding-right="0.3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1cm" fo:min-width="2.41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2.413cm"/>
      <style:paragraph-properties style:writing-mode="lr-tb"/>
    </style:style>
    <style:style style:name="gr10" style:family="graphic" style:parent-style-name="standard">
      <style:graphic-properties draw:stroke="solid" svg:stroke-width="0.106cm" svg:stroke-color="#808080" draw:marker-start-width="0.358cm" draw:marker-end-width="0.358cm" svg:stroke-opacity="50%" draw:fill-color="#cccccc" draw:opacity="25%" draw:textarea-horizontal-align="justify" draw:textarea-vertical-align="middle" draw:auto-grow-height="false" fo:min-height="1.235cm" fo:min-width="1.036cm" fo:padding-top="0.177cm" fo:padding-bottom="0.177cm" fo:padding-left="0.302cm" fo:padding-right="0.3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5cm" fo:min-width="2.41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2.41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2.413cm"/>
      <style:paragraph-properties style:writing-mode="lr-tb"/>
    </style:style>
    <style:style style:name="gr14" style:family="graphic" style:parent-style-name="objectwithoutfill">
      <style:graphic-properties svg:stroke-color="#000000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559e83" draw:opacity="50%"/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-color="#c3cb71" draw:opacity="50%"/>
      <style:paragraph-properties fo:text-align="center"/>
    </style:style>
    <style:style style:name="P6" style:family="paragraph">
      <loext:graphic-properties draw:fill-color="#1b85b8" draw:opacity="50%"/>
      <style:paragraph-properties fo:text-align="center"/>
    </style:style>
    <style:style style:name="P7" style:family="paragraph">
      <loext:graphic-properties draw:fill-color="#cccccc" draw:opacity="25%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ヒラギノ角ゴシック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.2cm" svg:height="0.699cm" svg:x="0.05cm" svg:y="0.0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95cm" svg:height="3.949cm" svg:x="0.05cm" svg:y="0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95cm" svg:height="3.546cm" svg:x="0.05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816cm" svg:height="0.792cm" svg:x="0.235cm" svg:y="6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3.873cm" svg:height="0.806cm" svg:x="1.127cm" svg:y="6.36cm">
          <draw:text-box>
            <text:p text:style-name="P3"><text:span text:style-name="T1">0.9</text:span><text:span text:style-name="T1">以上</text:span><text:span text:style-name="T1">1.1</text:span><text:span text:style-name="T1">未満</text:span></text:p>
          </draw:text-box>
        </draw:frame>
        <draw:custom-shape draw:style-name="gr6" draw:text-style-name="P5" draw:layer="layout" svg:width="0.816cm" svg:height="0.792cm" svg:x="0.235cm" svg:y="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2.712cm" svg:height="0.806cm" svg:x="1.158cm" svg:y="7.332cm">
          <draw:text-box>
            <text:p text:style-name="P3"><text:span text:style-name="T1">0.9</text:span><text:span text:style-name="T1">未満</text:span></text:p>
          </draw:text-box>
        </draw:frame>
        <draw:custom-shape draw:style-name="gr7" draw:text-style-name="P6" draw:layer="layout" svg:width="0.816cm" svg:height="0.792cm" svg:x="0.235cm" svg:y="5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3.873cm" svg:height="1.301cm" svg:x="1.127cm" svg:y="5.373cm">
          <draw:text-box>
            <text:p text:style-name="P3"><text:span text:style-name="T1">1.1</text:span><text:span text:style-name="T1">以上</text:span></text:p>
          </draw:text-box>
        </draw:frame>
        <draw:frame draw:style-name="gr9" draw:text-style-name="P4" draw:layer="layout" svg:width="4.802cm" svg:height="0.762cm" svg:x="0.087cm" svg:y="4.619cm">
          <draw:text-box>
            <text:p text:style-name="P3"><text:span text:style-name="T1">陽性者数の前週比</text:span></text:p>
          </draw:text-box>
        </draw:frame>
        <draw:custom-shape draw:style-name="gr10" draw:text-style-name="P7" draw:layer="layout" svg:width="2.318cm" svg:height="2.249cm" svg:x="0.3cm" svg:y="0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6.5cm" svg:height="1.916cm" svg:x="-0.2cm" svg:y="2.855cm">
          <draw:text-box>
            <text:p><text:span text:style-name="T2">　　　　 <text:s/></text:span><text:span text:style-name="T1">直近</text:span><text:span text:style-name="T1">7</text:span><text:span text:style-name="T1">日間合計 <text:s text:c="6"/></text:span><text:span text:style-name="T1">10</text:span><text:span text:style-name="T1">万人あたり陽性者数 </text:span></text:p>
            <text:p><text:span text:style-name="T1"><text:s text:c="4"/></text:span><text:span text:style-name="T1">(</text:span><text:span text:style-name="T1">直径に比例しています</text:span><text:span text:style-name="T1">)</text:span></text:p>
          </draw:text-box>
        </draw:frame>
        <draw:frame draw:style-name="gr12" draw:text-style-name="P8" draw:layer="layout" svg:width="2.5cm" svg:height="1.361cm" svg:x="0.25cm" svg:y="1.4cm">
          <draw:text-box>
            <text:p><text:span text:style-name="T3">Shinjuku</text:span></text:p>
            <text:p><text:span text:style-name="T3">18.3</text:span></text:p>
          </draw:text-box>
        </draw:frame>
        <draw:frame draw:style-name="gr13" draw:text-style-name="P4" draw:layer="layout" svg:width="3.15cm" svg:height="0.75cm" svg:x="2.95cm" svg:y="0.75cm">
          <draw:text-box>
            <text:p text:style-name="P3"><text:span text:style-name="T1">区市町村名</text:span></text:p>
          </draw:text-box>
        </draw:frame>
        <draw:line draw:style-name="gr14" draw:text-style-name="P9" draw:layer="layout" svg:x1="3.15cm" svg:y1="1.35cm" svg:x2="2.4cm" svg:y2="1.75cm">
          <text:p/>
        </draw:line>
        <draw:line draw:style-name="gr14" draw:text-style-name="P9" draw:layer="layout" svg:x1="2.25cm" svg:y1="3.2cm" svg:x2="1.05cm" svg:y2="2.6cm">
          <text:p/>
        </draw:line>
        <draw:frame draw:style-name="gr13" draw:text-style-name="P4" draw:layer="layout" svg:width="1.65cm" svg:height="0.75cm" svg:x="-0.15cm" svg:y="-0.05cm">
          <draw:text-box>
            <text:p text:style-name="P3"><text:span text:style-name="T1">凡例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ヒラギノ明朝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角ゴシック" style:font-family-asian="ヒラギノ角ゴシック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cm" fo:page-height="8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7-23T09:23:17.182029551</meta:creation-date>
    <dc:date>2021-07-26T20:23:29.874846457</dc:date>
    <meta:editing-duration>PT56M40S</meta:editing-duration>
    <meta:editing-cycles>21</meta:editing-cycles>
    <meta:generator>LibreOffice_Vanilla/7.1.4.2$MacOSX_X86_64 LibreOffice_project/a529a4fab45b75fefc5b6226684193eb000654f6</meta:generator>
    <meta:document-statistic meta:object-count="17"/>
  </office:meta>
</office:document-meta>
</file>